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5311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7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Albany AMT" style:font-name-asian="Albany AMT1" style:font-name-complex="Albany AMT1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 style:font-name="Courier New"/>
    </style:style>
    <style:style style:name="ce15" style:family="table-cell" style:parent-style-name="Default" style:data-style-name="N100">
      <style:table-cell-properties fo:background-color="#e6e6e6"/>
      <style:text-properties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able-cell-properties fo:background-color="#ffcc99"/>
      <style:text-properties style:text-position=""/>
    </style:style>
    <style:style style:name="ce18" style:family="table-cell" style:parent-style-name="Default" style:data-style-name="N100">
      <style:text-properties style:text-position="" style:font-name="Courier New"/>
    </style:style>
    <style:style style:name="ce19" style:family="table-cell" style:parent-style-name="Default" style:data-style-name="N100">
      <style:table-cell-properties fo:background-color="#ffcc99"/>
      <style:text-properties style:use-window-font-color="true"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0" style:family="table-cell" style:parent-style-name="Default" style:data-style-name="N100">
      <style:table-cell-properties fo:background-color="#e6e6e6"/>
      <style:text-properties style:text-position="" style:font-name="Courier New" fo:font-size="12pt" fo:font-weight="bold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 style:font-name="Courier New" fo:font-size="12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/>
    </style:style>
    <style:style style:name="ce21" style:family="table-cell" style:parent-style-name="Default">
      <style:text-properties style:use-window-font-color="true" style:text-outline="false" style:text-line-through-style="none" style:text-position="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name-complex="Helvetic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3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34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35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3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4" style:family="table-cell" style:parent-style-name="Default" style:data-style-name="N100">
      <style:table-cell-properties fo:background-color="#e6e6e6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ffcc99"/>
    </style:style>
    <style:style style:name="ce47" style:family="table-cell" style:parent-style-name="Default" style:data-style-name="N100">
      <style:text-properties style:font-name="Courier New"/>
    </style:style>
    <style:style style:name="ce48" style:family="table-cell" style:parent-style-name="Default" style:data-style-name="N100">
      <style:table-cell-properties fo:background-color="#ffcc99"/>
      <style:text-properties style:use-window-font-color="true"/>
    </style:style>
    <style:style style:name="ce4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QF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7"/>
          <table:table-cell table:number-columns-repeated="8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9"/>
          <table:table-cell table:number-columns-repeated="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footprint</text:p>
          </table:table-cell>
          <table:table-cell table:style-name="ce10" office:value-type="string">
            <text:p>R-PVQFN-N34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Multi-Chemistry Battery Charger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7"/>
          <table:table-cell table:number-columns-repeated="8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0" office:value-type="string">
            <text:p>label</text:p>
          </table:table-cell>
          <table:table-cell table:number-columns-repeated="8"/>
        </table:table-row>
        <table:table-row table:style-name="ro1">
          <table:table-cell table:formula="of:=[data.A1]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formula="of:=[data.B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table:formula="of:=[data.A2]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formula="of:=[data.B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2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3]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formula="of:=[data.B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3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4]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formula="of:=[data.B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4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5]" office:value-type="string" office:string-value="5">
            <text:p>5</text:p>
          </table:table-cell>
          <table:table-cell office:value-type="float" office:value="5">
            <text:p>5</text:p>
          </table:table-cell>
          <table:table-cell table:formula="of:=[data.B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5]" office:value-type="string" office:string-value="CSSN">
            <text:p>CSSN</text:p>
          </table:table-cell>
          <table:table-cell table:number-columns-repeated="8"/>
        </table:table-row>
        <table:table-row table:style-name="ro1">
          <table:table-cell table:formula="of:=[data.A6]" office:value-type="string" office:string-value="6">
            <text:p>6</text:p>
          </table:table-cell>
          <table:table-cell office:value-type="float" office:value="6">
            <text:p>6</text:p>
          </table:table-cell>
          <table:table-cell table:formula="of:=[data.B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6]" office:value-type="string" office:string-value="CSSP">
            <text:p>CSSP</text:p>
          </table:table-cell>
          <table:table-cell table:number-columns-repeated="8"/>
        </table:table-row>
        <table:table-row table:style-name="ro1">
          <table:table-cell table:formula="of:=[data.A7]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formula="of:=[data.B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7]" office:value-type="string" office:string-value="VREF">
            <text:p>VREF</text:p>
          </table:table-cell>
          <table:table-cell table:number-columns-repeated="8"/>
        </table:table-row>
        <table:table-row table:style-name="ro1">
          <table:table-cell table:formula="of:=[data.A8]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formula="of:=[data.B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8]" office:value-type="string" office:string-value="ICREF">
            <text:p>ICREF</text:p>
          </table:table-cell>
          <table:table-cell table:number-columns-repeated="8"/>
        </table:table-row>
        <table:table-row table:style-name="ro1">
          <table:table-cell table:formula="of:=[data.A9]" office:value-type="string" office:string-value="9">
            <text:p>9</text:p>
          </table:table-cell>
          <table:table-cell office:value-type="float" office:value="9">
            <text:p>9</text:p>
          </table:table-cell>
          <table:table-cell table:formula="of:=[data.B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9]" office:value-type="string" office:string-value="ACIN">
            <text:p>ACIN</text:p>
          </table:table-cell>
          <table:table-cell table:number-columns-repeated="8"/>
        </table:table-row>
        <table:table-row table:style-name="ro1">
          <table:table-cell table:formula="of:=[data.A10]" office:value-type="string" office:string-value="10">
            <text:p>10</text:p>
          </table:table-cell>
          <table:table-cell office:value-type="float" office:value="10">
            <text:p>10</text:p>
          </table:table-cell>
          <table:table-cell table:formula="of:=[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0]" office:value-type="string" office:string-value="EAO">
            <text:p>EAO</text:p>
          </table:table-cell>
          <table:table-cell table:number-columns-repeated="8"/>
        </table:table-row>
        <table:table-row table:style-name="ro1">
          <table:table-cell table:formula="of:=[data.A11]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formula="of:=[data.B1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1]" office:value-type="string" office:string-value="EAI">
            <text:p>EAI</text:p>
          </table:table-cell>
          <table:table-cell table:number-columns-repeated="8"/>
        </table:table-row>
        <table:table-row table:style-name="ro1">
          <table:table-cell table:formula="of:=[data.A12]" office:value-type="string" office:string-value="12">
            <text:p>12</text:p>
          </table:table-cell>
          <table:table-cell office:value-type="float" office:value="12">
            <text:p>12</text:p>
          </table:table-cell>
          <table:table-cell table:formula="of:=[data.B1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2]" office:value-type="string" office:string-value="FBO">
            <text:p>FBO</text:p>
          </table:table-cell>
          <table:table-cell table:number-columns-repeated="8"/>
        </table:table-row>
        <table:table-row table:style-name="ro1">
          <table:table-cell table:formula="of:=[data.A13]" office:value-type="string" office:string-value="13">
            <text:p>13</text:p>
          </table:table-cell>
          <table:table-cell office:value-type="float" office:value="13">
            <text:p>13</text:p>
          </table:table-cell>
          <table:table-cell table:formula="of:=[data.B1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3]" office:value-type="string" office:string-value="CE">
            <text:p>CE</text:p>
          </table:table-cell>
          <table:table-cell table:number-columns-repeated="8"/>
        </table:table-row>
        <table:table-row table:style-name="ro1">
          <table:table-cell table:formula="of:=[data.A14]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formula="of:=[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4]" office:value-type="string" office:string-value="VICM">
            <text:p>VICM</text:p>
          </table:table-cell>
          <table:table-cell table:number-columns-repeated="8"/>
        </table:table-row>
        <table:table-row table:style-name="ro1">
          <table:table-cell table:formula="of:=[data.A15]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formula="of:=[data.B1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5]" office:value-type="string" office:string-value="SDA">
            <text:p>SDA</text:p>
          </table:table-cell>
          <table:table-cell table:number-columns-repeated="8"/>
        </table:table-row>
        <table:table-row table:style-name="ro1">
          <table:table-cell table:formula="of:=[data.A16]" office:value-type="string" office:string-value="16">
            <text:p>16</text:p>
          </table:table-cell>
          <table:table-cell office:value-type="float" office:value="16">
            <text:p>16</text:p>
          </table:table-cell>
          <table:table-cell table:formula="of:=[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6]" office:value-type="string" office:string-value="SCL">
            <text:p>SCL</text:p>
          </table:table-cell>
          <table:table-cell table:number-columns-repeated="8"/>
        </table:table-row>
        <table:table-row table:style-name="ro1">
          <table:table-cell table:formula="of:=[data.A17]" office:value-type="string" office:string-value="17">
            <text:p>17</text:p>
          </table:table-cell>
          <table:table-cell office:value-type="float" office:value="17">
            <text:p>17</text:p>
          </table:table-cell>
          <table:table-cell table:formula="of:=[data.B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7]" office:value-type="string" office:string-value="VDDSMB">
            <text:p>VDDSMB</text:p>
          </table:table-cell>
          <table:table-cell table:number-columns-repeated="8"/>
        </table:table-row>
        <table:table-row table:style-name="ro1">
          <table:table-cell table:formula="of:=[data.A29]" office:value-type="string" office:string-value="29">
            <text:p>29</text:p>
          </table:table-cell>
          <table:table-cell office:value-type="float" office:value="18">
            <text:p>18</text:p>
          </table:table-cell>
          <table:table-cell table:formula="of:=[data.B2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9]" office:value-type="string" office:string-value="PHASE">
            <text:p>PHASE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8]" office:value-type="string" office:string-value="28">
            <text:p>28</text:p>
          </table:table-cell>
          <table:table-cell office:value-type="float" office:value="19">
            <text:p>19</text:p>
          </table:table-cell>
          <table:table-cell table:formula="of:=[data.B2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8]" office:value-type="string" office:string-value="PHASE">
            <text:p>PHASE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7]" office:value-type="string" office:string-value="27">
            <text:p>27</text:p>
          </table:table-cell>
          <table:table-cell office:value-type="float" office:value="20">
            <text:p>20</text:p>
          </table:table-cell>
          <table:table-cell table:formula="of:=[data.B2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7]" office:value-type="string" office:string-value="PHASE">
            <text:p>PHASE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6]" office:value-type="string" office:string-value="26">
            <text:p>26</text:p>
          </table:table-cell>
          <table:table-cell office:value-type="float" office:value="21">
            <text:p>21</text:p>
          </table:table-cell>
          <table:table-cell table:formula="of:=[data.B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6]" office:value-type="string" office:string-value="BOOT">
            <text:p>BOOT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5]" office:value-type="string" office:string-value="25">
            <text:p>25</text:p>
          </table:table-cell>
          <table:table-cell office:value-type="float" office:value="22">
            <text:p>22</text:p>
          </table:table-cell>
          <table:table-cell table:formula="of:=[data.B2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5]" office:value-type="string" office:string-value="DCINA">
            <text:p>DCINA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4]" office:value-type="string" office:string-value="24">
            <text:p>24</text:p>
          </table:table-cell>
          <table:table-cell office:value-type="float" office:value="23">
            <text:p>23</text:p>
          </table:table-cell>
          <table:table-cell table:formula="of:=[data.B2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4]" office:value-type="string" office:string-value="VDDP">
            <text:p>VDDP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3]" office:value-type="string" office:string-value="23">
            <text:p>23</text:p>
          </table:table-cell>
          <table:table-cell office:value-type="float" office:value="24">
            <text:p>24</text:p>
          </table:table-cell>
          <table:table-cell table:formula="of:=[data.B2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3]" office:value-type="string" office:string-value="ICOUT">
            <text:p>ICOUT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2]" office:value-type="string" office:string-value="22">
            <text:p>22</text:p>
          </table:table-cell>
          <table:table-cell office:value-type="float" office:value="25">
            <text:p>25</text:p>
          </table:table-cell>
          <table:table-cell table:formula="of:=[data.B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2]" office:value-type="string" office:string-value="CSOP">
            <text:p>CSOP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1]" office:value-type="string" office:string-value="21">
            <text:p>21</text:p>
          </table:table-cell>
          <table:table-cell office:value-type="float" office:value="26">
            <text:p>26</text:p>
          </table:table-cell>
          <table:table-cell table:formula="of:=[data.B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1]" office:value-type="string" office:string-value="CSON">
            <text:p>CSON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0]" office:value-type="string" office:string-value="20">
            <text:p>20</text:p>
          </table:table-cell>
          <table:table-cell office:value-type="float" office:value="27">
            <text:p>27</text:p>
          </table:table-cell>
          <table:table-cell table:formula="of:=[data.B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0]" office:value-type="string" office:string-value="VFB">
            <text:p>VFB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19]" office:value-type="string" office:string-value="19">
            <text:p>19</text:p>
          </table:table-cell>
          <table:table-cell office:value-type="float" office:value="28">
            <text:p>28</text:p>
          </table:table-cell>
          <table:table-cell table:formula="of:=[data.B1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19]" office:value-type="string" office:string-value="AGND">
            <text:p>AGND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18]" office:value-type="string" office:string-value="18">
            <text:p>18</text:p>
          </table:table-cell>
          <table:table-cell office:value-type="float" office:value="29">
            <text:p>29</text:p>
          </table:table-cell>
          <table:table-cell table:formula="of:=[data.B1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18]" office:value-type="string" office:string-value="ACOK">
            <text:p>ACOK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34]" office:value-type="string" office:string-value="34">
            <text:p>34</text:p>
          </table:table-cell>
          <table:table-cell office:value-type="float" office:value="30">
            <text:p>30</text:p>
          </table:table-cell>
          <table:table-cell table:formula="of:=[data.B3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4]" office:value-type="string" office:string-value="PGND">
            <text:p>PGND</text:p>
          </table:table-cell>
          <table:table-cell table:style-name="ce7" table:number-columns-repeated="8"/>
        </table:table-row>
        <table:table-row table:style-name="ro1">
          <table:table-cell table:formula="of:=[data.A33]" office:value-type="string" office:string-value="33">
            <text:p>33</text:p>
          </table:table-cell>
          <table:table-cell office:value-type="float" office:value="31">
            <text:p>31</text:p>
          </table:table-cell>
          <table:table-cell table:formula="of:=[data.B3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3]" office:value-type="string" office:string-value="PGND">
            <text:p>PGND</text:p>
          </table:table-cell>
          <table:table-cell table:style-name="ce7" table:number-columns-repeated="8"/>
        </table:table-row>
        <table:table-row table:style-name="ro1">
          <table:table-cell table:formula="of:=[data.A32]" office:value-type="string" office:string-value="32">
            <text:p>32</text:p>
          </table:table-cell>
          <table:table-cell office:value-type="float" office:value="32">
            <text:p>32</text:p>
          </table:table-cell>
          <table:table-cell table:formula="of:=[data.B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2]" office:value-type="string" office:string-value="PGND">
            <text:p>PGND</text:p>
          </table:table-cell>
          <table:table-cell table:style-name="ce7" table:number-columns-repeated="8"/>
        </table:table-row>
        <table:table-row table:style-name="ro1">
          <table:table-cell table:formula="of:=[data.A31]" office:value-type="string" office:string-value="31">
            <text:p>31</text:p>
          </table:table-cell>
          <table:table-cell office:value-type="float" office:value="33">
            <text:p>33</text:p>
          </table:table-cell>
          <table:table-cell table:formula="of:=[data.B31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1]" office:value-type="string" office:string-value="PHASE">
            <text:p>PHASE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formula="of:=[data.A30]" office:value-type="string" office:string-value="30">
            <text:p>30</text:p>
          </table:table-cell>
          <table:table-cell office:value-type="float" office:value="34">
            <text:p>34</text:p>
          </table:table-cell>
          <table:table-cell table:formula="of:=[data.B3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0]" office:value-type="string" office:string-value="PHASE">
            <text:p>PHASE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formula="of:=[data.A35]" office:value-type="string" office:string-value="EP">
            <text:p>EP</text:p>
          </table:table-cell>
          <table:table-cell office:value-type="float" office:value="35">
            <text:p>35</text:p>
          </table:table-cell>
          <table:table-cell table:formula="of:=[data.B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35]" office:value-type="string" office:string-value="PGND">
            <text:p>PGND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</table:table>
      <table:table table:name="QFN_2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0"/>
        <table:table-column table:style-name="co2" table:number-columns-repeated="3" table:default-cell-style-name="ce36"/>
        <table:table-column table:style-name="co2" table:default-cell-style-name="Default"/>
        <table:table-column table:style-name="co2" table:default-cell-style-name="ce36"/>
        <table:table-column table:style-name="co2" table:number-columns-repeated="8" table:default-cell-style-name="Default"/>
        <table:table-row table:style-name="ro1">
          <table:table-cell table:style-name="ce30" office:value-type="string">
            <text:p># This is the template file for creating symbols with tragesym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every line starting with '#' is a comment line.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save it as text file with tab separated cells and start tragesym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1" table:number-columns-repeated="6"/>
          <table:table-cell table:style-name="ce45"/>
          <table:table-cell table:number-columns-repeated="8"/>
        </table:table-row>
        <table:table-row table:style-name="ro2">
          <table:table-cell table:style-name="ce32" office:value-type="string">
            <text:p>[options]</text:p>
          </table:table-cell>
          <table:table-cell table:style-name="ce37" table:number-columns-repeated="5"/>
          <table:table-cell table:style-name="ce46"/>
          <table:table-cell table:number-columns-repeated="8"/>
        </table:table-row>
        <table:table-row table:style-name="ro1">
          <table:table-cell table:style-name="ce30" office:value-type="string">
            <text:p># wordswap swaps labels if the pin is on the right side an looks like this: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<text:s text:c="2"/>"PB1 (CLK)". That's useful for micro controller port labels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rotate_labels rotates the pintext of top and bottom pins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<text:s text:c="2"/>this is useful for large symbols like FPGAs with more than 100 pins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sort_labels will sort the pins by it's labels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<text:s text:c="2"/>useful for address ports, busses, ...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3" office:value-type="string">
            <text:p>wordswap</text:p>
          </table:table-cell>
          <table:table-cell table:style-name="ce33" office:value-type="string">
            <text:p>yes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rotate_labels</text:p>
          </table:table-cell>
          <table:table-cell table:style-name="ce33" office:value-type="string">
            <text:p>yes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sort_labels</text:p>
          </table:table-cell>
          <table:table-cell table:style-name="ce33" office:value-type="string">
            <text:p>no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generate_pinseq</text:p>
          </table:table-cell>
          <table:table-cell table:style-name="ce33" office:value-type="string">
            <text:p>yes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sym_width</text:p>
          </table:table-cell>
          <table:table-cell table:style-name="ce33" office:value-type="string">
            <text:p>3000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pinwidthvertical</text:p>
          </table:table-cell>
          <table:table-cell table:style-name="ce33" office:value-type="string">
            <text:p>300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pinwidthhorizontal</text:p>
          </table:table-cell>
          <table:table-cell table:style-name="ce33" office:value-type="string">
            <text:p>300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1" table:number-columns-repeated="6"/>
          <table:table-cell table:style-name="ce45"/>
          <table:table-cell table:number-columns-repeated="8"/>
        </table:table-row>
        <table:table-row table:style-name="ro2">
          <table:table-cell table:style-name="ce34" office:value-type="string">
            <text:p>[geda_attr]</text:p>
          </table:table-cell>
          <table:table-cell table:style-name="ce38" table:number-columns-repeated="5"/>
          <table:table-cell table:style-name="ce48"/>
          <table:table-cell table:number-columns-repeated="8"/>
        </table:table-row>
        <table:table-row table:style-name="ro1">
          <table:table-cell table:style-name="ce30" office:value-type="string">
            <text:p># name will be printed in the top of the symbol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if you have a device with slots, you'll have to use slot= and slotdef=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use comment= if there are special information you want to add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3" office:value-type="string">
            <text:p>version</text:p>
          </table:table-cell>
          <table:table-cell table:style-name="ce33" office:value-type="string">
            <text:p>20140915 1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name</text:p>
          </table:table-cell>
          <table:table-cell table:style-name="ce33" office:value-type="string">
            <text:p>BQ24765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device</text:p>
          </table:table-cell>
          <table:table-cell table:style-name="ce33" office:value-type="string">
            <text:p>BQ24765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refdes</text:p>
          </table:table-cell>
          <table:table-cell table:style-name="ce33" office:value-type="string">
            <text:p>U?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footprint</text:p>
          </table:table-cell>
          <table:table-cell table:style-name="ce39" office:value-type="string">
            <text:p>R-PVQFN-N34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description</text:p>
          </table:table-cell>
          <table:table-cell table:style-name="ce33" office:value-type="string">
            <text:p>Multi-Chemistry Battery Charger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documentation</text:p>
          </table:table-cell>
          <table:table-cell table:style-name="ce33" office:value-type="string">
            <text:p>http://www.ti.com/product/BQ24765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author</text:p>
          </table:table-cell>
          <table:table-cell table:style-name="ce33" office:value-type="string">
            <text:p>AutoTron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numslots</text:p>
          </table:table-cell>
          <table:table-cell table:style-name="ce33" office:value-type="float" office:value="0">
            <text:p>0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dist-license</text:p>
          </table:table-cell>
          <table:table-cell table:style-name="ce33" office:value-type="string">
            <text:p>GPL3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use-license</text:p>
          </table:table-cell>
          <table:table-cell table:style-name="ce33" office:value-type="string">
            <text:p>unlimited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slot</text:p>
          </table:table-cell>
          <table:table-cell table:style-name="ce33" office:value-type="float" office:value="1">
            <text:p>1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slotdef</text:p>
          </table:table-cell>
          <table:table-cell table:style-name="ce33" office:value-type="string">
            <text:p>1: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slotdef</text:p>
          </table:table-cell>
          <table:table-cell table:style-name="ce33" office:value-type="string">
            <text:p>2: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slotdef</text:p>
          </table:table-cell>
          <table:table-cell table:style-name="ce33" office:value-type="string">
            <text:p>3: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slotdef</text:p>
          </table:table-cell>
          <table:table-cell table:style-name="ce33" office:value-type="string">
            <text:p>4:</text:p>
          </table:table-cell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comment</text:p>
          </table:table-cell>
          <table:table-cell table:style-name="ce33"/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comment</text:p>
          </table:table-cell>
          <table:table-cell table:style-name="ce33"/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3" office:value-type="string">
            <text:p>#comment</text:p>
          </table:table-cell>
          <table:table-cell table:style-name="ce33"/>
          <table:table-cell table:style-name="ce43" table:number-columns-repeated="4"/>
          <table:table-cell table:style-name="ce47"/>
          <table:table-cell table:number-columns-repeated="8"/>
        </table:table-row>
        <table:table-row table:style-name="ro1">
          <table:table-cell table:style-name="ce31" table:number-columns-repeated="6"/>
          <table:table-cell table:style-name="ce45"/>
          <table:table-cell table:number-columns-repeated="8"/>
        </table:table-row>
        <table:table-row table:style-name="ro2">
          <table:table-cell table:style-name="ce32" office:value-type="string">
            <text:p>[pins]</text:p>
          </table:table-cell>
          <table:table-cell table:style-name="ce37" table:number-columns-repeated="5"/>
          <table:table-cell table:style-name="ce46"/>
          <table:table-cell table:number-columns-repeated="8"/>
        </table:table-row>
        <table:table-row table:style-name="ro1">
          <table:table-cell table:style-name="ce30" office:value-type="string">
            <text:p># tabseparated list of pin descriptions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pinnr is the physical number of the pin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seq is the pinseq= attribute, leave it blank if it doesn't matter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type can be (in, out, io, oc, oe, pas, tp, tri, clk, pwr)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style can be (line,dot,clk,dotclk,spacer,none). none if only want to add a net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posit. can be (l,r,t,b) or empty for nets.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net specifies the name of the net. Vcc or GND for example.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 label represents the pinlabel.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</text:p>
          </table:table-cell>
          <table:table-cell table:style-name="ce30" office:value-type="string">
            <text:p>negation lines can be added with "\_" example: \_enable\_ </text:p>
          </table:table-cell>
          <table:table-cell table:style-name="ce30" table:number-columns-repeated="4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</text:p>
          </table:table-cell>
          <table:table-cell table:style-name="ce30" office:value-type="string">
            <text:p>if you want to write a "\" use "\\" as escape sequence</text:p>
          </table:table-cell>
          <table:table-cell table:style-name="ce30" table:number-columns-repeated="4"/>
          <table:table-cell table:style-name="ce44"/>
          <table:table-cell table:number-columns-repeated="8"/>
        </table:table-row>
        <table:table-row table:style-name="ro1">
          <table:table-cell table:style-name="ce30" office:value-type="string">
            <text:p>#</text:p>
          </table:table-cell>
          <table:table-cell table:style-name="ce30" table:number-columns-repeated="5"/>
          <table:table-cell table:style-name="ce44"/>
          <table:table-cell table:number-columns-repeated="8"/>
        </table:table-row>
        <table:table-row table:style-name="ro3">
          <table:table-cell table:style-name="ce35" office:value-type="string">
            <text:p>#pinnr</text:p>
          </table:table-cell>
          <table:table-cell table:style-name="ce35" office:value-type="string">
            <text:p>seq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style</text:p>
          </table:table-cell>
          <table:table-cell table:style-name="ce35" office:value-type="string">
            <text:p>posit.</text:p>
          </table:table-cell>
          <table:table-cell table:style-name="ce35" office:value-type="string">
            <text:p>net</text:p>
          </table:table-cell>
          <table:table-cell table:style-name="ce49" office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>
            <text:p>5</text:p>
          </table:table-cell>
          <table:table-cell office:value-type="float" office:value="5">
            <text:p>5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5]" office:value-type="string" office:string-value="CSSN">
            <text:p>CSS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office:value-type="string">
            <text:p>6</text:p>
          </table:table-cell>
          <table:table-cell office:value-type="float" office:value="6">
            <text:p>6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6]" office:value-type="string" office:string-value="CSSP">
            <text:p>CSSP</text:p>
          </table:table-cell>
          <table:table-cell table:number-columns-repeated="8"/>
        </table:table-row>
        <table:table-row table:style-name="ro1">
          <table:table-cell office:value-type="string">
            <text:p>25</text:p>
          </table:table-cell>
          <table:table-cell office:value-type="float" office:value="25">
            <text:p>25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25]" office:value-type="string" office:string-value="DCINA">
            <text:p>DCINA</text:p>
          </table:table-cell>
          <table:table-cell table:number-columns-repeated="8"/>
        </table:table-row>
        <table:table-row table:style-name="ro1">
          <table:table-cell office:value-type="string">
            <text:p>9</text:p>
          </table:table-cell>
          <table:table-cell office:value-type="float" office:value="9">
            <text:p>9</text:p>
          </table:table-cell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9]" office:value-type="string" office:string-value="ACIN">
            <text:p>ACIN</text:p>
          </table:table-cell>
          <table:table-cell table:number-columns-repeated="8"/>
        </table:table-row>
        <table:table-row table:style-name="ro1">
          <table:table-cell office:value-type="string">
            <text:p>19</text:p>
          </table:table-cell>
          <table:table-cell office:value-type="float" office:value="19">
            <text:p>19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9]" office:value-type="string" office:string-value="AGND">
            <text:p>AG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table:formula="of:=[data.A18]" office:value-type="string" office:string-value="18">
            <text:p>18</text:p>
          </table:table-cell>
          <table:table-cell office:value-type="float" office:value="29">
            <text:p>29</text:p>
          </table:table-cell>
          <table:table-cell table:formula="of:=[data.B1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36"/>
          <table:table-cell table:formula="of:=[data.C18]" office:value-type="string" office:string-value="ACOK">
            <text:p>ACOK</text:p>
          </table:table-cell>
          <table:table-cell table:number-columns-repeated="8"/>
        </table:table-row>
        <table:table-row table:style-name="ro1">
          <table:table-cell table:formula="of:=[data.A7]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formula="of:=[data.B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7]" office:value-type="string" office:string-value="VREF">
            <text:p>VREF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table:formula="of:=[data.A23]" office:value-type="string" office:string-value="23">
            <text:p>23</text:p>
          </table:table-cell>
          <table:table-cell office:value-type="float" office:value="24">
            <text:p>24</text:p>
          </table:table-cell>
          <table:table-cell table:formula="of:=[data.B2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36"/>
          <table:table-cell table:formula="of:=[data.C23]" office:value-type="string" office:string-value="ICOUT">
            <text:p>ICOUT</text:p>
          </table:table-cell>
          <table:table-cell table:number-columns-repeated="8"/>
        </table:table-row>
        <table:table-row table:style-name="ro1">
          <table:table-cell table:formula="of:=[data.A8]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formula="of:=[data.B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8]" office:value-type="string" office:string-value="ICREF">
            <text:p>ICREF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style-name="ce36"/>
          <table:table-cell table:number-columns-repeated="9"/>
        </table:table-row>
        <table:table-row table:style-name="ro1">
          <table:table-cell table:formula="of:=[data.A17]" office:value-type="string" office:string-value="17">
            <text:p>17</text:p>
          </table:table-cell>
          <table:table-cell office:value-type="float" office:value="17">
            <text:p>17</text:p>
          </table:table-cell>
          <table:table-cell table:formula="of:=[data.B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7]" office:value-type="string" office:string-value="VDDSMB">
            <text:p>VDDSMB</text:p>
          </table:table-cell>
          <table:table-cell table:number-columns-repeated="8"/>
        </table:table-row>
        <table:table-row table:style-name="ro1">
          <table:table-cell table:formula="of:=[data.A13]" office:value-type="string" office:string-value="13">
            <text:p>13</text:p>
          </table:table-cell>
          <table:table-cell office:value-type="float" office:value="13">
            <text:p>13</text:p>
          </table:table-cell>
          <table:table-cell table:formula="of:=[data.B1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3]" office:value-type="string" office:string-value="CE">
            <text:p>CE</text:p>
          </table:table-cell>
          <table:table-cell table:number-columns-repeated="8"/>
        </table:table-row>
        <table:table-row table:style-name="ro1">
          <table:table-cell table:formula="of:=[data.A15]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formula="of:=[data.B1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5]" office:value-type="string" office:string-value="SDA">
            <text:p>SDA</text:p>
          </table:table-cell>
          <table:table-cell table:number-columns-repeated="8"/>
        </table:table-row>
        <table:table-row table:style-name="ro1">
          <table:table-cell table:formula="of:=[data.A16]" office:value-type="string" office:string-value="16">
            <text:p>16</text:p>
          </table:table-cell>
          <table:table-cell office:value-type="float" office:value="16">
            <text:p>16</text:p>
          </table:table-cell>
          <table:table-cell table:formula="of:=[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6]" office:value-type="string" office:string-value="SCL">
            <text:p>SCL</text:p>
          </table:table-cell>
          <table:table-cell table:number-columns-repeated="8"/>
        </table:table-row>
        <table:table-row table:style-name="ro1">
          <table:table-cell table:formula="of:=[data.A14]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formula="of:=[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4]" office:value-type="string" office:string-value="VICM">
            <text:p>VIC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style-name="ce36"/>
          <table:table-cell table:number-columns-repeated="9"/>
        </table:table-row>
        <table:table-row table:style-name="ro1">
          <table:table-cell table:formula="of:=[data.A11]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formula="of:=[data.B1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1]" office:value-type="string" office:string-value="EAI">
            <text:p>EA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table:formula="of:=[data.A10]" office:value-type="string" office:string-value="10">
            <text:p>10</text:p>
          </table:table-cell>
          <table:table-cell office:value-type="float" office:value="10">
            <text:p>10</text:p>
          </table:table-cell>
          <table:table-cell table:formula="of:=[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0]" office:value-type="string" office:string-value="EAO">
            <text:p>EAO</text:p>
          </table:table-cell>
          <table:table-cell table:number-columns-repeated="8"/>
        </table:table-row>
        <table:table-row table:style-name="ro1">
          <table:table-cell table:formula="of:=[data.A12]" office:value-type="string" office:string-value="12">
            <text:p>12</text:p>
          </table:table-cell>
          <table:table-cell office:value-type="float" office:value="12">
            <text:p>12</text:p>
          </table:table-cell>
          <table:table-cell table:formula="of:=[data.B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36"/>
          <table:table-cell table:formula="of:=[data.C12]" office:value-type="string" office:string-value="FBO">
            <text:p>FBO</text:p>
          </table:table-cell>
          <table:table-cell table:number-columns-repeated="8"/>
        </table:table-row>
        <table:table-row table:style-name="ro1">
          <table:table-cell table:formula="of:=[data.A2]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formula="of:=[data.B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3]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formula="of:=[data.B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4]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formula="of:=[data.B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4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31]" office:value-type="string" office:string-value="31">
            <text:p>31</text:p>
          </table:table-cell>
          <table:table-cell office:value-type="float" office:value="28">
            <text:p>28</text:p>
          </table:table-cell>
          <table:table-cell table:formula="of:=[data.B31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31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30]" office:value-type="string" office:string-value="30">
            <text:p>30</text:p>
          </table:table-cell>
          <table:table-cell office:value-type="float" office:value="29">
            <text:p>29</text:p>
          </table:table-cell>
          <table:table-cell table:formula="of:=[data.B3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30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29]" office:value-type="string" office:string-value="29">
            <text:p>29</text:p>
          </table:table-cell>
          <table:table-cell office:value-type="float" office:value="30">
            <text:p>30</text:p>
          </table:table-cell>
          <table:table-cell table:formula="of:=[data.B2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9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28]" office:value-type="string" office:string-value="28">
            <text:p>28</text:p>
          </table:table-cell>
          <table:table-cell office:value-type="float" office:value="31">
            <text:p>31</text:p>
          </table:table-cell>
          <table:table-cell table:formula="of:=[data.B2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8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27]" office:value-type="string" office:string-value="27">
            <text:p>27</text:p>
          </table:table-cell>
          <table:table-cell office:value-type="float" office:value="27">
            <text:p>27</text:p>
          </table:table-cell>
          <table:table-cell table:formula="of:=[data.B2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7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style-name="ce36"/>
          <table:table-cell table:number-columns-repeated="9"/>
        </table:table-row>
        <table:table-row table:style-name="ro1">
          <table:table-cell table:formula="of:=[data.A26]" office:value-type="string" office:string-value="26">
            <text:p>26</text:p>
          </table:table-cell>
          <table:table-cell office:value-type="float" office:value="26">
            <text:p>26</text:p>
          </table:table-cell>
          <table:table-cell table:formula="of:=[data.B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6]" office:value-type="string" office:string-value="BOOT">
            <text:p>BOO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table:formula="of:=[data.A24]" office:value-type="string" office:string-value="24">
            <text:p>24</text:p>
          </table:table-cell>
          <table:table-cell office:value-type="float" office:value="24">
            <text:p>24</text:p>
          </table:table-cell>
          <table:table-cell table:formula="of:=[data.B2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4]" office:value-type="string" office:string-value="VDDP">
            <text:p>VDDP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style-name="ce36"/>
          <table:table-cell table:number-columns-repeated="9"/>
        </table:table-row>
        <table:table-row table:style-name="ro1">
          <table:table-cell table:formula="of:=[data.A1]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formula="of:=[data.B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1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4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office:value-type="string">
            <text:p>33</text:p>
          </table:table-cell>
          <table:table-cell office:value-type="float" office:value="33">
            <text:p>33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3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office:value-type="string">
            <text:p>32</text:p>
          </table:table-cell>
          <table:table-cell office:value-type="float" office:value="32">
            <text:p>32</text:p>
          </table:table-cell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2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table:formula="of:=[data.A35]" office:value-type="string" office:string-value="EP">
            <text:p>EP</text:p>
          </table:table-cell>
          <table:table-cell office:value-type="float" office:value="35">
            <text:p>35</text:p>
          </table:table-cell>
          <table:table-cell table:formula="of:=[data.B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5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table:formula="of:=[data.A22]" office:value-type="string" office:string-value="22">
            <text:p>22</text:p>
          </table:table-cell>
          <table:table-cell office:value-type="float" office:value="22">
            <text:p>22</text:p>
          </table:table-cell>
          <table:table-cell table:formula="of:=[data.B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2]" office:value-type="string" office:string-value="CSOP">
            <text:p>CSOP</text:p>
          </table:table-cell>
          <table:table-cell table:number-columns-repeated="8"/>
        </table:table-row>
        <table:table-row table:style-name="ro1">
          <table:table-cell table:formula="of:=[data.A21]" office:value-type="string" office:string-value="21">
            <text:p>21</text:p>
          </table:table-cell>
          <table:table-cell office:value-type="float" office:value="21">
            <text:p>21</text:p>
          </table:table-cell>
          <table:table-cell table:formula="of:=[data.B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1]" office:value-type="string" office:string-value="CSON">
            <text:p>CSON</text:p>
          </table:table-cell>
          <table:table-cell table:number-columns-repeated="8"/>
        </table:table-row>
        <table:table-row table:style-name="ro1">
          <table:table-cell table:formula="of:=[data.A20]" office:value-type="string" office:string-value="20">
            <text:p>20</text:p>
          </table:table-cell>
          <table:table-cell office:value-type="float" office:value="20">
            <text:p>20</text:p>
          </table:table-cell>
          <table:table-cell table:formula="of:=[data.B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36"/>
          <table:table-cell table:formula="of:=[data.C20]" office:value-type="string" office:string-value="VFB">
            <text:p>VFB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style-name="ce36" table:number-columns-repeated="4"/>
          <table:table-cell table:number-columns-repeated="4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  <table:table-cell table:style-name="ce36" table:number-columns-repeated="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4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41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</table:table>
      <table:table table:name="data" table:style-name="ta1">
        <office:forms form:automatic-focus="false" form:apply-design-mode="false"/>
        <table:table-column table:style-name="co3" table:default-cell-style-name="ce7"/>
        <table:table-column table:style-name="co4" table:number-columns-repeated="3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formula="of:=LEFT([.H1];[.F1]-1)" office:value-type="string" office:string-value="1">
            <text:p>1</text:p>
          </table:table-cell>
          <table:table-cell office:value-type="string">
            <text:p>pwr</text:p>
          </table:table-cell>
          <table:table-cell table:formula="of:=TRIM([.D1])" office:value-type="string" office:string-value="PGND">
            <text:p>PGND</text:p>
          </table:table-cell>
          <table:table-cell table:formula="of:=MID([.H1];[.F1];[.G1]-[.F1])" office:value-type="string" office:string-value=" PGND">
            <text:p><text:s/>PGND</text:p>
          </table:table-cell>
          <table:table-cell/>
          <table:table-cell table:formula="of:=SEARCH(&quot; &quot;;[.H1];1)" office:value-type="float" office:value="2">
            <text:p>2</text:p>
          </table:table-cell>
          <table:table-cell table:formula="of:=SEARCH(&quot; &quot;;[.H1];[.F1]+1)" office:value-type="float" office:value="7">
            <text:p>7</text:p>
          </table:table-cell>
          <table:table-cell table:style-name="ce21" office:value-type="string">
            <text:p>1 PGND Power ground. Connection to source of integrated low-side power MOSFET. On PCB layout, connect to ground</text:p>
          </table:table-cell>
        </table:table-row>
        <table:table-row table:style-name="ro1">
          <table:table-cell table:formula="of:=LEFT([.H2];[.F2]-1)" office:value-type="string" office:string-value="2">
            <text:p>2</text:p>
          </table:table-cell>
          <table:table-cell office:value-type="string">
            <text:p>pwr</text:p>
          </table:table-cell>
          <table:table-cell table:formula="of:=TRIM([.D2])" office:value-type="string" office:string-value="DCINP">
            <text:p>DCINP</text:p>
          </table:table-cell>
          <table:table-cell table:formula="of:=MID([.H2];[.F2];[.G2]-[.F2])" office:value-type="string" office:string-value=" DCINP">
            <text:p><text:s/>DCINP</text:p>
          </table:table-cell>
          <table:table-cell/>
          <table:table-cell table:formula="of:=SEARCH(&quot; &quot;;[.H2];1)" office:value-type="float" office:value="2">
            <text:p>2</text:p>
          </table:table-cell>
          <table:table-cell table:formula="of:=SEARCH(&quot; &quot;;[.H2];[.F2]+1)" office:value-type="float" office:value="8">
            <text:p>8</text:p>
          </table:table-cell>
          <table:table-cell table:style-name="ce21" office:value-type="string">
            <text:p>2 DCINP High current input for IC power positive supply, and connection to drain of high-side power MOSFET. Place two 10uF</text:p>
          </table:table-cell>
        </table:table-row>
        <table:table-row table:style-name="ro1">
          <table:table-cell table:formula="of:=LEFT([.H3];[.F3]-1)" office:value-type="string" office:string-value="3">
            <text:p>3</text:p>
          </table:table-cell>
          <table:table-cell office:value-type="string">
            <text:p>pwr</text:p>
          </table:table-cell>
          <table:table-cell table:formula="of:=TRIM([.D3])" office:value-type="string" office:string-value="DCINP">
            <text:p>DCINP</text:p>
          </table:table-cell>
          <table:table-cell table:formula="of:=MID([.H3];[.F3];[.G3]-[.F3])" office:value-type="string" office:string-value=" DCINP">
            <text:p><text:s/>DCINP</text:p>
          </table:table-cell>
          <table:table-cell/>
          <table:table-cell table:formula="of:=SEARCH(&quot; &quot;;[.H3];1)" office:value-type="float" office:value="2">
            <text:p>2</text:p>
          </table:table-cell>
          <table:table-cell table:formula="of:=SEARCH(&quot; &quot;;[.H3];[.F3]+1)" office:value-type="float" office:value="8">
            <text:p>8</text:p>
          </table:table-cell>
          <table:table-cell table:style-name="ce21" office:value-type="string">
            <text:p>3 DCINP High current input for IC power positive supply, and connection to drain of high-side power MOSFET. Place two 10uF</text:p>
          </table:table-cell>
        </table:table-row>
        <table:table-row table:style-name="ro1">
          <table:table-cell table:formula="of:=LEFT([.H4];[.F4]-1)" office:value-type="string" office:string-value="4">
            <text:p>4</text:p>
          </table:table-cell>
          <table:table-cell office:value-type="string">
            <text:p>pwr</text:p>
          </table:table-cell>
          <table:table-cell table:formula="of:=TRIM([.D4])" office:value-type="string" office:string-value="DCINP">
            <text:p>DCINP</text:p>
          </table:table-cell>
          <table:table-cell table:formula="of:=MID([.H4];[.F4];[.G4]-[.F4])" office:value-type="string" office:string-value=" DCINP">
            <text:p><text:s/>DCINP</text:p>
          </table:table-cell>
          <table:table-cell/>
          <table:table-cell table:formula="of:=SEARCH(&quot; &quot;;[.H4];1)" office:value-type="float" office:value="2">
            <text:p>2</text:p>
          </table:table-cell>
          <table:table-cell table:formula="of:=SEARCH(&quot; &quot;;[.H4];[.F4]+1)" office:value-type="float" office:value="8">
            <text:p>8</text:p>
          </table:table-cell>
          <table:table-cell table:style-name="ce21" office:value-type="string">
            <text:p>4 DCINP High current input for IC power positive supply, and connection to drain of high-side power MOSFET. Place two 10uF</text:p>
          </table:table-cell>
        </table:table-row>
        <table:table-row table:style-name="ro4">
          <table:table-cell table:formula="of:=LEFT([.H5];[.F5]-1)" office:value-type="string" office:string-value="5">
            <text:p>5</text:p>
          </table:table-cell>
          <table:table-cell office:value-type="string">
            <text:p>in</text:p>
          </table:table-cell>
          <table:table-cell table:formula="of:=TRIM([.D5])" office:value-type="string" office:string-value="CSSN">
            <text:p>CSSN</text:p>
          </table:table-cell>
          <table:table-cell table:formula="of:=MID([.H5];[.F5];[.G5]-[.F5])" office:value-type="string" office:string-value=" CSSN">
            <text:p><text:s/>CSSN</text:p>
          </table:table-cell>
          <table:table-cell/>
          <table:table-cell table:formula="of:=SEARCH(&quot; &quot;;[.H5];1)" office:value-type="float" office:value="2">
            <text:p>2</text:p>
          </table:table-cell>
          <table:table-cell table:formula="of:=SEARCH(&quot; &quot;;[.H5];[.F5]+1)" office:value-type="float" office:value="7">
            <text:p>7</text:p>
          </table:table-cell>
          <table:table-cell table:style-name="ce21" office:value-type="string">
            <text:p>5 CSSN Adapter current sense resistor, negative input. An optional 0.1-uF ceramic capacitor is placed from CSSN pin to AGND</text:p>
          </table:table-cell>
        </table:table-row>
        <table:table-row table:style-name="ro4">
          <table:table-cell table:formula="of:=LEFT([.H6];[.F6]-1)" office:value-type="string" office:string-value="6">
            <text:p>6</text:p>
          </table:table-cell>
          <table:table-cell office:value-type="string">
            <text:p>in</text:p>
          </table:table-cell>
          <table:table-cell table:formula="of:=TRIM([.D6])" office:value-type="string" office:string-value="CSSP">
            <text:p>CSSP</text:p>
          </table:table-cell>
          <table:table-cell table:formula="of:=MID([.H6];[.F6];[.G6]-[.F6])" office:value-type="string" office:string-value=" CSSP">
            <text:p><text:s/>CSSP</text:p>
          </table:table-cell>
          <table:table-cell/>
          <table:table-cell table:formula="of:=SEARCH(&quot; &quot;;[.H6];1)" office:value-type="float" office:value="2">
            <text:p>2</text:p>
          </table:table-cell>
          <table:table-cell table:formula="of:=SEARCH(&quot; &quot;;[.H6];[.F6]+1)" office:value-type="float" office:value="7">
            <text:p>7</text:p>
          </table:table-cell>
          <table:table-cell table:style-name="ce21" office:value-type="string">
            <text:p>6 CSSP Adapter current sense resistor, positive input. A 0.1-uF ceramic capacitor is placed from CSSP pin to AGND for</text:p>
          </table:table-cell>
        </table:table-row>
        <table:table-row table:style-name="ro1">
          <table:table-cell table:formula="of:=LEFT([.H7];[.F7]-1)" office:value-type="string" office:string-value="7">
            <text:p>7</text:p>
          </table:table-cell>
          <table:table-cell office:value-type="string">
            <text:p>pas</text:p>
          </table:table-cell>
          <table:table-cell table:formula="of:=TRIM([.D7])" office:value-type="string" office:string-value="VREF">
            <text:p>VREF</text:p>
          </table:table-cell>
          <table:table-cell table:formula="of:=MID([.H7];[.F7];[.G7]-[.F7])" office:value-type="string" office:string-value=" VREF">
            <text:p><text:s/>VREF</text:p>
          </table:table-cell>
          <table:table-cell/>
          <table:table-cell table:formula="of:=SEARCH(&quot; &quot;;[.H7];1)" office:value-type="float" office:value="2">
            <text:p>2</text:p>
          </table:table-cell>
          <table:table-cell table:formula="of:=SEARCH(&quot; &quot;;[.H7];[.F7]+1)" office:value-type="float" office:value="7">
            <text:p>7</text:p>
          </table:table-cell>
          <table:table-cell table:style-name="ce21" office:value-type="string">
            <text:p>7 VREF 3.3V regulated voltage output. Place a 1uF ceramic capacitor from VREF to AGND pin close to the IC. This voltage</text:p>
          </table:table-cell>
        </table:table-row>
        <table:table-row table:style-name="ro1">
          <table:table-cell table:formula="of:=LEFT([.H8];[.F8]-1)" office:value-type="string" office:string-value="8">
            <text:p>8</text:p>
          </table:table-cell>
          <table:table-cell office:value-type="string">
            <text:p>in</text:p>
          </table:table-cell>
          <table:table-cell table:formula="of:=TRIM([.D8])" office:value-type="string" office:string-value="ICREF">
            <text:p>ICREF</text:p>
          </table:table-cell>
          <table:table-cell table:formula="of:=MID([.H8];[.F8];[.G8]-[.F8])" office:value-type="string" office:string-value=" ICREF">
            <text:p><text:s/>ICREF</text:p>
          </table:table-cell>
          <table:table-cell/>
          <table:table-cell table:formula="of:=SEARCH(&quot; &quot;;[.H8];1)" office:value-type="float" office:value="2">
            <text:p>2</text:p>
          </table:table-cell>
          <table:table-cell table:formula="of:=SEARCH(&quot; &quot;;[.H8];[.F8]+1)" office:value-type="float" office:value="8">
            <text:p>8</text:p>
          </table:table-cell>
          <table:table-cell table:style-name="ce21" office:value-type="string">
            <text:p>8 ICREF Low power voltage set input. Connect a resistor divider from VREF to ICREF, and AGND to program the reference for</text:p>
          </table:table-cell>
        </table:table-row>
        <table:table-row table:style-name="ro1">
          <table:table-cell table:formula="of:=LEFT([.H9];[.F9]-1)" office:value-type="string" office:string-value="9">
            <text:p>9</text:p>
          </table:table-cell>
          <table:table-cell office:value-type="string">
            <text:p>in</text:p>
          </table:table-cell>
          <table:table-cell table:formula="of:=TRIM([.D9])" office:value-type="string" office:string-value="ACIN">
            <text:p>ACIN</text:p>
          </table:table-cell>
          <table:table-cell table:formula="of:=MID([.H9];[.F9];[.G9]-[.F9])" office:value-type="string" office:string-value=" ACIN">
            <text:p><text:s/>ACIN</text:p>
          </table:table-cell>
          <table:table-cell/>
          <table:table-cell table:formula="of:=SEARCH(&quot; &quot;;[.H9];1)" office:value-type="float" office:value="2">
            <text:p>2</text:p>
          </table:table-cell>
          <table:table-cell table:formula="of:=SEARCH(&quot; &quot;;[.H9];[.F9]+1)" office:value-type="float" office:value="7">
            <text:p>7</text:p>
          </table:table-cell>
          <table:table-cell table:style-name="ce21" office:value-type="string">
            <text:p>9 ACIN Adapter detected voltage set input. Program the adapter detect threshold by connecting a resistor divider from adapter</text:p>
          </table:table-cell>
        </table:table-row>
        <table:table-row table:style-name="ro1">
          <table:table-cell table:formula="of:=LEFT([.H10];[.F10]-1)" office:value-type="string" office:string-value="10">
            <text:p>10</text:p>
          </table:table-cell>
          <table:table-cell office:value-type="string">
            <text:p>out</text:p>
          </table:table-cell>
          <table:table-cell table:formula="of:=TRIM([.D10])" office:value-type="string" office:string-value="EAO">
            <text:p>EAO</text:p>
          </table:table-cell>
          <table:table-cell table:formula="of:=MID([.H10];[.F10];[.G10]-[.F10])" office:value-type="string" office:string-value=" EAO">
            <text:p><text:s/>EAO</text:p>
          </table:table-cell>
          <table:table-cell/>
          <table:table-cell table:formula="of:=SEARCH(&quot; &quot;;[.H10];1)" office:value-type="float" office:value="3">
            <text:p>3</text:p>
          </table:table-cell>
          <table:table-cell table:formula="of:=SEARCH(&quot; &quot;;[.H10];[.F10]+1)" office:value-type="float" office:value="7">
            <text:p>7</text:p>
          </table:table-cell>
          <table:table-cell table:style-name="ce21" office:value-type="string">
            <text:p>10 EAO Error Amplifier Output for compensation. Connect the feedback compensation components from EAO to EAI. Typically,</text:p>
          </table:table-cell>
        </table:table-row>
        <table:table-row table:style-name="ro1">
          <table:table-cell table:formula="of:=LEFT([.H11];[.F11]-1)" office:value-type="string" office:string-value="11">
            <text:p>11</text:p>
          </table:table-cell>
          <table:table-cell office:value-type="string">
            <text:p>in</text:p>
          </table:table-cell>
          <table:table-cell table:formula="of:=TRIM([.D11])" office:value-type="string" office:string-value="EAI">
            <text:p>EAI</text:p>
          </table:table-cell>
          <table:table-cell table:formula="of:=MID([.H11];[.F11];[.G11]-[.F11])" office:value-type="string" office:string-value=" EAI">
            <text:p><text:s/>EAI</text:p>
          </table:table-cell>
          <table:table-cell/>
          <table:table-cell table:formula="of:=SEARCH(&quot; &quot;;[.H11];1)" office:value-type="float" office:value="3">
            <text:p>3</text:p>
          </table:table-cell>
          <table:table-cell table:formula="of:=SEARCH(&quot; &quot;;[.H11];[.F11]+1)" office:value-type="float" office:value="7">
            <text:p>7</text:p>
          </table:table-cell>
          <table:table-cell table:style-name="ce21" office:value-type="string">
            <text:p>11 EAI Error Amplifier Input for compensation. Connect the feedback compensation components from EAI to EAO. Connect the</text:p>
          </table:table-cell>
        </table:table-row>
        <table:table-row table:style-name="ro1">
          <table:table-cell table:formula="of:=LEFT([.H12];[.F12]-1)" office:value-type="string" office:string-value="12">
            <text:p>12</text:p>
          </table:table-cell>
          <table:table-cell office:value-type="string">
            <text:p>out</text:p>
          </table:table-cell>
          <table:table-cell table:formula="of:=TRIM([.D12])" office:value-type="string" office:string-value="FBO">
            <text:p>FBO</text:p>
          </table:table-cell>
          <table:table-cell table:formula="of:=MID([.H12];[.F12];[.G12]-[.F12])" office:value-type="string" office:string-value=" FBO">
            <text:p><text:s/>FBO</text:p>
          </table:table-cell>
          <table:table-cell/>
          <table:table-cell table:formula="of:=SEARCH(&quot; &quot;;[.H12];1)" office:value-type="float" office:value="3">
            <text:p>3</text:p>
          </table:table-cell>
          <table:table-cell table:formula="of:=SEARCH(&quot; &quot;;[.H12];[.F12]+1)" office:value-type="float" office:value="7">
            <text:p>7</text:p>
          </table:table-cell>
          <table:table-cell table:style-name="ce21" office:value-type="string">
            <text:p>12 FBO Feedback Output for compensation. Connect the input compensation from FBO to EAI. Typically, a resistor in parallel</text:p>
          </table:table-cell>
        </table:table-row>
        <table:table-row table:style-name="ro1">
          <table:table-cell table:formula="of:=LEFT([.H13];[.F13]-1)" office:value-type="string" office:string-value="13">
            <text:p>13</text:p>
          </table:table-cell>
          <table:table-cell office:value-type="string">
            <text:p>in</text:p>
          </table:table-cell>
          <table:table-cell table:formula="of:=TRIM([.D13])" office:value-type="string" office:string-value="CE">
            <text:p>CE</text:p>
          </table:table-cell>
          <table:table-cell table:formula="of:=MID([.H13];[.F13];[.G13]-[.F13])" office:value-type="string" office:string-value=" CE">
            <text:p><text:s/>CE</text:p>
          </table:table-cell>
          <table:table-cell/>
          <table:table-cell table:formula="of:=SEARCH(&quot; &quot;;[.H13];1)" office:value-type="float" office:value="3">
            <text:p>3</text:p>
          </table:table-cell>
          <table:table-cell table:formula="of:=SEARCH(&quot; &quot;;[.H13];[.F13]+1)" office:value-type="float" office:value="6">
            <text:p>6</text:p>
          </table:table-cell>
          <table:table-cell table:style-name="ce21" office:value-type="string">
            <text:p>13 CE Charge enable active-high logic input. HI enables charge. LO disables charge. Pull up CE using 10kOhm resistor or</text:p>
          </table:table-cell>
        </table:table-row>
        <table:table-row table:style-name="ro1">
          <table:table-cell table:formula="of:=LEFT([.H14];[.F14]-1)" office:value-type="string" office:string-value="14">
            <text:p>14</text:p>
          </table:table-cell>
          <table:table-cell office:value-type="string">
            <text:p>out</text:p>
          </table:table-cell>
          <table:table-cell table:formula="of:=TRIM([.D14])" office:value-type="string" office:string-value="VICM">
            <text:p>VICM</text:p>
          </table:table-cell>
          <table:table-cell table:formula="of:=MID([.H14];[.F14];[.G14]-[.F14])" office:value-type="string" office:string-value=" VICM">
            <text:p><text:s/>VICM</text:p>
          </table:table-cell>
          <table:table-cell/>
          <table:table-cell table:formula="of:=SEARCH(&quot; &quot;;[.H14];1)" office:value-type="float" office:value="3">
            <text:p>3</text:p>
          </table:table-cell>
          <table:table-cell table:formula="of:=SEARCH(&quot; &quot;;[.H14];[.F14]+1)" office:value-type="float" office:value="8">
            <text:p>8</text:p>
          </table:table-cell>
          <table:table-cell table:style-name="ce21" office:value-type="string">
            <text:p>14 VICM Adapter current sense amplifier output. VICM voltage is 20 times the differential voltage across CSSP-CSSN. Place a</text:p>
          </table:table-cell>
        </table:table-row>
        <table:table-row table:style-name="ro4">
          <table:table-cell table:formula="of:=LEFT([.H15];[.F15]-1)" office:value-type="string" office:string-value="15">
            <text:p>15</text:p>
          </table:table-cell>
          <table:table-cell office:value-type="string">
            <text:p>in</text:p>
          </table:table-cell>
          <table:table-cell table:formula="of:=TRIM([.D15])" office:value-type="string" office:string-value="SDA">
            <text:p>SDA</text:p>
          </table:table-cell>
          <table:table-cell table:formula="of:=MID([.H15];[.F15];[.G15]-[.F15])" office:value-type="string" office:string-value=" SDA">
            <text:p><text:s/>SDA</text:p>
          </table:table-cell>
          <table:table-cell/>
          <table:table-cell table:formula="of:=SEARCH(&quot; &quot;;[.H15];1)" office:value-type="float" office:value="3">
            <text:p>3</text:p>
          </table:table-cell>
          <table:table-cell table:formula="of:=SEARCH(&quot; &quot;;[.H15];[.F15]+1)" office:value-type="float" office:value="7">
            <text:p>7</text:p>
          </table:table-cell>
          <table:table-cell table:style-name="ce21" office:value-type="string">
            <text:p>15 SDA SMBus Data input. Connect to SMBus data line from the host controller. A 10-kohm pull-up resistor to the host</text:p>
          </table:table-cell>
        </table:table-row>
        <table:table-row table:style-name="ro4">
          <table:table-cell table:formula="of:=LEFT([.H16];[.F16]-1)" office:value-type="string" office:string-value="16">
            <text:p>16</text:p>
          </table:table-cell>
          <table:table-cell office:value-type="string">
            <text:p>in</text:p>
          </table:table-cell>
          <table:table-cell table:formula="of:=TRIM([.D16])" office:value-type="string" office:string-value="SCL">
            <text:p>SCL</text:p>
          </table:table-cell>
          <table:table-cell table:formula="of:=MID([.H16];[.F16];[.G16]-[.F16])" office:value-type="string" office:string-value=" SCL">
            <text:p><text:s/>SCL</text:p>
          </table:table-cell>
          <table:table-cell/>
          <table:table-cell table:formula="of:=SEARCH(&quot; &quot;;[.H16];1)" office:value-type="float" office:value="3">
            <text:p>3</text:p>
          </table:table-cell>
          <table:table-cell table:formula="of:=SEARCH(&quot; &quot;;[.H16];[.F16]+1)" office:value-type="float" office:value="7">
            <text:p>7</text:p>
          </table:table-cell>
          <table:table-cell table:style-name="ce21" office:value-type="string">
            <text:p>16 SCL SMBus Clock input. Connect to SMBus clock line from the host controller. A 10-kohm pull-up resistor to the host</text:p>
          </table:table-cell>
        </table:table-row>
        <table:table-row table:style-name="ro4">
          <table:table-cell table:formula="of:=LEFT([.H17];[.F17]-1)" office:value-type="string" office:string-value="17">
            <text:p>17</text:p>
          </table:table-cell>
          <table:table-cell office:value-type="string">
            <text:p>pwr</text:p>
          </table:table-cell>
          <table:table-cell table:formula="of:=TRIM([.D17])" office:value-type="string" office:string-value="VDDSMB">
            <text:p>VDDSMB</text:p>
          </table:table-cell>
          <table:table-cell table:formula="of:=MID([.H17];[.F17];[.G17]-[.F17])" office:value-type="string" office:string-value=" VDDSMB">
            <text:p><text:s/>VDDSMB</text:p>
          </table:table-cell>
          <table:table-cell/>
          <table:table-cell table:formula="of:=SEARCH(&quot; &quot;;[.H17];1)" office:value-type="float" office:value="3">
            <text:p>3</text:p>
          </table:table-cell>
          <table:table-cell table:formula="of:=SEARCH(&quot; &quot;;[.H17];[.F17]+1)" office:value-type="float" office:value="10">
            <text:p>10</text:p>
          </table:table-cell>
          <table:table-cell table:style-name="ce21" office:value-type="string">
            <text:p>17 VDDSMB Input voltage for SMBus logic. Connect a 3.3V always supply rail, or 5V always rail to VDDSMB pin. Connect a 0.1uF</text:p>
          </table:table-cell>
        </table:table-row>
        <table:table-row table:style-name="ro1">
          <table:table-cell table:formula="of:=LEFT([.H18];[.F18]-1)" office:value-type="string" office:string-value="18">
            <text:p>18</text:p>
          </table:table-cell>
          <table:table-cell office:value-type="string">
            <text:p>out</text:p>
          </table:table-cell>
          <table:table-cell table:formula="of:=TRIM([.D18])" office:value-type="string" office:string-value="ACOK">
            <text:p>ACOK</text:p>
          </table:table-cell>
          <table:table-cell table:formula="of:=MID([.H18];[.F18];[.G18]-[.F18])" office:value-type="string" office:string-value=" ACOK">
            <text:p><text:s/>ACOK</text:p>
          </table:table-cell>
          <table:table-cell/>
          <table:table-cell table:formula="of:=SEARCH(&quot; &quot;;[.H18];1)" office:value-type="float" office:value="3">
            <text:p>3</text:p>
          </table:table-cell>
          <table:table-cell table:formula="of:=SEARCH(&quot; &quot;;[.H18];[.F18]+1)" office:value-type="float" office:value="8">
            <text:p>8</text:p>
          </table:table-cell>
          <table:table-cell table:style-name="ce21" office:value-type="string">
            <text:p>18 ACOK Valid adapter active-high detect logic open-drain output. Pulled HI when Input voltage is above ACIN programmed</text:p>
          </table:table-cell>
        </table:table-row>
        <table:table-row table:style-name="ro1">
          <table:table-cell table:formula="of:=LEFT([.H19];[.F19]-1)" office:value-type="string" office:string-value="19">
            <text:p>19</text:p>
          </table:table-cell>
          <table:table-cell office:value-type="string">
            <text:p>pwr</text:p>
          </table:table-cell>
          <table:table-cell table:formula="of:=TRIM([.D19])" office:value-type="string" office:string-value="AGND">
            <text:p>AGND</text:p>
          </table:table-cell>
          <table:table-cell table:formula="of:=MID([.H19];[.F19];[.G19]-[.F19])" office:value-type="string" office:string-value=" AGND">
            <text:p><text:s/>AGND</text:p>
          </table:table-cell>
          <table:table-cell/>
          <table:table-cell table:formula="of:=SEARCH(&quot; &quot;;[.H19];1)" office:value-type="float" office:value="3">
            <text:p>3</text:p>
          </table:table-cell>
          <table:table-cell table:formula="of:=SEARCH(&quot; &quot;;[.H19];[.F19]+1)" office:value-type="float" office:value="8">
            <text:p>8</text:p>
          </table:table-cell>
          <table:table-cell table:style-name="ce21" office:value-type="string">
            <text:p>19 AGND Analog Ground. On PCB layout, connect to the analog ground plane, and only connect to PGND through the power-pad</text:p>
          </table:table-cell>
        </table:table-row>
        <table:table-row table:style-name="ro1">
          <table:table-cell table:formula="of:=LEFT([.H20];[.F20]-1)" office:value-type="string" office:string-value="20">
            <text:p>20</text:p>
          </table:table-cell>
          <table:table-cell office:value-type="string">
            <text:p>in</text:p>
          </table:table-cell>
          <table:table-cell table:formula="of:=TRIM([.D20])" office:value-type="string" office:string-value="VFB">
            <text:p>VFB</text:p>
          </table:table-cell>
          <table:table-cell table:formula="of:=MID([.H20];[.F20];[.G20]-[.F20])" office:value-type="string" office:string-value=" VFB">
            <text:p><text:s/>VFB</text:p>
          </table:table-cell>
          <table:table-cell/>
          <table:table-cell table:formula="of:=SEARCH(&quot; &quot;;[.H20];1)" office:value-type="float" office:value="3">
            <text:p>3</text:p>
          </table:table-cell>
          <table:table-cell table:formula="of:=SEARCH(&quot; &quot;;[.H20];[.F20]+1)" office:value-type="float" office:value="7">
            <text:p>7</text:p>
          </table:table-cell>
          <table:table-cell table:style-name="ce21" office:value-type="string">
            <text:p>20 VFB Battery voltage remote sense. Directly connect a Kelvin sense trace from the battery pack positive terminal to the VFB</text:p>
          </table:table-cell>
        </table:table-row>
        <table:table-row table:style-name="ro4">
          <table:table-cell table:formula="of:=LEFT([.H21];[.F21]-1)" office:value-type="string" office:string-value="21">
            <text:p>21</text:p>
          </table:table-cell>
          <table:table-cell office:value-type="string">
            <text:p>in</text:p>
          </table:table-cell>
          <table:table-cell table:formula="of:=TRIM([.D21])" office:value-type="string" office:string-value="CSON">
            <text:p>CSON</text:p>
          </table:table-cell>
          <table:table-cell table:formula="of:=MID([.H21];[.F21];[.G21]-[.F21])" office:value-type="string" office:string-value=" CSON">
            <text:p><text:s/>CSON</text:p>
          </table:table-cell>
          <table:table-cell/>
          <table:table-cell table:formula="of:=SEARCH(&quot; &quot;;[.H21];1)" office:value-type="float" office:value="3">
            <text:p>3</text:p>
          </table:table-cell>
          <table:table-cell table:formula="of:=SEARCH(&quot; &quot;;[.H21];[.F21]+1)" office:value-type="float" office:value="8">
            <text:p>8</text:p>
          </table:table-cell>
          <table:table-cell table:style-name="ce21" office:value-type="string">
            <text:p>21 CSON Charge current sense resistor, negative input. An optional 0.1-uF ceramic capacitor is placed from CSON pin to AGND</text:p>
          </table:table-cell>
        </table:table-row>
        <table:table-row table:style-name="ro4">
          <table:table-cell table:formula="of:=LEFT([.H22];[.F22]-1)" office:value-type="string" office:string-value="22">
            <text:p>22</text:p>
          </table:table-cell>
          <table:table-cell office:value-type="string">
            <text:p>in</text:p>
          </table:table-cell>
          <table:table-cell table:formula="of:=TRIM([.D22])" office:value-type="string" office:string-value="CSOP">
            <text:p>CSOP</text:p>
          </table:table-cell>
          <table:table-cell table:formula="of:=MID([.H22];[.F22];[.G22]-[.F22])" office:value-type="string" office:string-value=" CSOP">
            <text:p><text:s/>CSOP</text:p>
          </table:table-cell>
          <table:table-cell/>
          <table:table-cell table:formula="of:=SEARCH(&quot; &quot;;[.H22];1)" office:value-type="float" office:value="3">
            <text:p>3</text:p>
          </table:table-cell>
          <table:table-cell table:formula="of:=SEARCH(&quot; &quot;;[.H22];[.F22]+1)" office:value-type="float" office:value="8">
            <text:p>8</text:p>
          </table:table-cell>
          <table:table-cell table:style-name="ce21" office:value-type="string">
            <text:p>22 CSOP Charge current sense resistor, positive input. A 0.1-uF ceramic capacitor is placed from CSOP pin to AGND for</text:p>
          </table:table-cell>
        </table:table-row>
        <table:table-row table:style-name="ro1">
          <table:table-cell table:formula="of:=LEFT([.H23];[.F23]-1)" office:value-type="string" office:string-value="23">
            <text:p>23</text:p>
          </table:table-cell>
          <table:table-cell office:value-type="string">
            <text:p>out</text:p>
          </table:table-cell>
          <table:table-cell table:formula="of:=TRIM([.D23])" office:value-type="string" office:string-value="ICOUT">
            <text:p>ICOUT</text:p>
          </table:table-cell>
          <table:table-cell table:formula="of:=MID([.H23];[.F23];[.G23]-[.F23])" office:value-type="string" office:string-value=" ICOUT">
            <text:p><text:s/>ICOUT</text:p>
          </table:table-cell>
          <table:table-cell/>
          <table:table-cell table:formula="of:=SEARCH(&quot; &quot;;[.H23];1)" office:value-type="float" office:value="3">
            <text:p>3</text:p>
          </table:table-cell>
          <table:table-cell table:formula="of:=SEARCH(&quot; &quot;;[.H23];[.F23]+1)" office:value-type="float" office:value="9">
            <text:p>9</text:p>
          </table:table-cell>
          <table:table-cell table:style-name="ce21" office:value-type="string">
            <text:p>23 ICOUT Low power mode detect active-high open-drain logic output. Place a 10kohm pull-up resistor from ICOUT pin to the</text:p>
          </table:table-cell>
        </table:table-row>
        <table:table-row table:style-name="ro1">
          <table:table-cell table:formula="of:=LEFT([.H24];[.F24]-1)" office:value-type="string" office:string-value="24">
            <text:p>24</text:p>
          </table:table-cell>
          <table:table-cell office:value-type="string">
            <text:p>out</text:p>
          </table:table-cell>
          <table:table-cell table:formula="of:=TRIM([.D24])" office:value-type="string" office:string-value="VDDP">
            <text:p>VDDP</text:p>
          </table:table-cell>
          <table:table-cell table:formula="of:=MID([.H24];[.F24];[.G24]-[.F24])" office:value-type="string" office:string-value=" VDDP">
            <text:p><text:s/>VDDP</text:p>
          </table:table-cell>
          <table:table-cell/>
          <table:table-cell table:formula="of:=SEARCH(&quot; &quot;;[.H24];1)" office:value-type="float" office:value="3">
            <text:p>3</text:p>
          </table:table-cell>
          <table:table-cell table:formula="of:=SEARCH(&quot; &quot;;[.H24];[.F24]+1)" office:value-type="float" office:value="8">
            <text:p>8</text:p>
          </table:table-cell>
          <table:table-cell table:style-name="ce21" office:value-type="string">
            <text:p>24 VDDP PWM low side driver positive 6V supply output. Connect a 1uF ceramic capacitor from VDDP to PGND pin, close to the</text:p>
          </table:table-cell>
        </table:table-row>
        <table:table-row table:style-name="ro1">
          <table:table-cell table:formula="of:=LEFT([.H25];[.F25]-1)" office:value-type="string" office:string-value="25">
            <text:p>25</text:p>
          </table:table-cell>
          <table:table-cell office:value-type="string">
            <text:p>in</text:p>
          </table:table-cell>
          <table:table-cell table:formula="of:=TRIM([.D25])" office:value-type="string" office:string-value="DCINA">
            <text:p>DCINA</text:p>
          </table:table-cell>
          <table:table-cell table:formula="of:=MID([.H25];[.F25];[.G25]-[.F25])" office:value-type="string" office:string-value=" DCINA">
            <text:p><text:s/>DCINA</text:p>
          </table:table-cell>
          <table:table-cell/>
          <table:table-cell table:formula="of:=SEARCH(&quot; &quot;;[.H25];1)" office:value-type="float" office:value="3">
            <text:p>3</text:p>
          </table:table-cell>
          <table:table-cell table:formula="of:=SEARCH(&quot; &quot;;[.H25];[.F25]+1)" office:value-type="float" office:value="9">
            <text:p>9</text:p>
          </table:table-cell>
          <table:table-cell table:style-name="ce21" office:value-type="string">
            <text:p>25 DCINA Analog sense of IC power positive supply for internal reference bias circuit. Connect directly to adapter input, or to</text:p>
          </table:table-cell>
        </table:table-row>
        <table:table-row table:style-name="ro1">
          <table:table-cell table:formula="of:=LEFT([.H26];[.F26]-1)" office:value-type="string" office:string-value="26">
            <text:p>26</text:p>
          </table:table-cell>
          <table:table-cell office:value-type="string">
            <text:p>in</text:p>
          </table:table-cell>
          <table:table-cell table:formula="of:=TRIM([.D26])" office:value-type="string" office:string-value="BOOT">
            <text:p>BOOT</text:p>
          </table:table-cell>
          <table:table-cell table:formula="of:=MID([.H26];[.F26];[.G26]-[.F26])" office:value-type="string" office:string-value=" BOOT">
            <text:p><text:s/>BOOT</text:p>
          </table:table-cell>
          <table:table-cell/>
          <table:table-cell table:formula="of:=SEARCH(&quot; &quot;;[.H26];1)" office:value-type="float" office:value="3">
            <text:p>3</text:p>
          </table:table-cell>
          <table:table-cell table:formula="of:=SEARCH(&quot; &quot;;[.H26];[.F26]+1)" office:value-type="float" office:value="8">
            <text:p>8</text:p>
          </table:table-cell>
          <table:table-cell table:style-name="ce21" office:value-type="string">
            <text:p>26 BOOT PWM high side driver positive supply. Connect a 0.1uF bootstrap ceramic capacitor from BOOT to PHASE. Connect a</text:p>
          </table:table-cell>
        </table:table-row>
        <table:table-row table:style-name="ro1">
          <table:table-cell table:formula="of:=LEFT([.H27];[.F27]-1)" office:value-type="string" office:string-value="27">
            <text:p>27</text:p>
          </table:table-cell>
          <table:table-cell office:value-type="string">
            <text:p>pas</text:p>
          </table:table-cell>
          <table:table-cell table:formula="of:=TRIM([.D27])" office:value-type="string" office:string-value="PHASE">
            <text:p>PHASE</text:p>
          </table:table-cell>
          <table:table-cell table:formula="of:=MID([.H27];[.F27];[.G27]-[.F27])" office:value-type="string" office:string-value=" PHASE">
            <text:p><text:s/>PHASE</text:p>
          </table:table-cell>
          <table:table-cell/>
          <table:table-cell table:formula="of:=SEARCH(&quot; &quot;;[.H27];1)" office:value-type="float" office:value="3">
            <text:p>3</text:p>
          </table:table-cell>
          <table:table-cell table:formula="of:=SEARCH(&quot; &quot;;[.H27];[.F27]+1)" office:value-type="float" office:value="9">
            <text:p>9</text:p>
          </table:table-cell>
          <table:table-cell table:style-name="ce21" office:value-type="string">
            <text:p>27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28];[.F28]-1)" office:value-type="string" office:string-value="28">
            <text:p>28</text:p>
          </table:table-cell>
          <table:table-cell office:value-type="string">
            <text:p>pas</text:p>
          </table:table-cell>
          <table:table-cell table:formula="of:=TRIM([.D28])" office:value-type="string" office:string-value="PHASE">
            <text:p>PHASE</text:p>
          </table:table-cell>
          <table:table-cell table:formula="of:=MID([.H28];[.F28];[.G28]-[.F28])" office:value-type="string" office:string-value=" PHASE">
            <text:p><text:s/>PHASE</text:p>
          </table:table-cell>
          <table:table-cell/>
          <table:table-cell table:formula="of:=SEARCH(&quot; &quot;;[.H28];1)" office:value-type="float" office:value="3">
            <text:p>3</text:p>
          </table:table-cell>
          <table:table-cell table:formula="of:=SEARCH(&quot; &quot;;[.H28];[.F28]+1)" office:value-type="float" office:value="9">
            <text:p>9</text:p>
          </table:table-cell>
          <table:table-cell table:style-name="ce21" office:value-type="string">
            <text:p>28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29];[.F29]-1)" office:value-type="string" office:string-value="29">
            <text:p>29</text:p>
          </table:table-cell>
          <table:table-cell office:value-type="string">
            <text:p>pas</text:p>
          </table:table-cell>
          <table:table-cell table:formula="of:=TRIM([.D29])" office:value-type="string" office:string-value="PHASE">
            <text:p>PHASE</text:p>
          </table:table-cell>
          <table:table-cell table:formula="of:=MID([.H29];[.F29];[.G29]-[.F29])" office:value-type="string" office:string-value=" PHASE">
            <text:p><text:s/>PHASE</text:p>
          </table:table-cell>
          <table:table-cell/>
          <table:table-cell table:formula="of:=SEARCH(&quot; &quot;;[.H29];1)" office:value-type="float" office:value="3">
            <text:p>3</text:p>
          </table:table-cell>
          <table:table-cell table:formula="of:=SEARCH(&quot; &quot;;[.H29];[.F29]+1)" office:value-type="float" office:value="9">
            <text:p>9</text:p>
          </table:table-cell>
          <table:table-cell table:style-name="ce21" office:value-type="string">
            <text:p>29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30];[.F30]-1)" office:value-type="string" office:string-value="30">
            <text:p>30</text:p>
          </table:table-cell>
          <table:table-cell office:value-type="string">
            <text:p>pas</text:p>
          </table:table-cell>
          <table:table-cell table:formula="of:=TRIM([.D30])" office:value-type="string" office:string-value="PHASE">
            <text:p>PHASE</text:p>
          </table:table-cell>
          <table:table-cell table:formula="of:=MID([.H30];[.F30];[.G30]-[.F30])" office:value-type="string" office:string-value=" PHASE">
            <text:p><text:s/>PHASE</text:p>
          </table:table-cell>
          <table:table-cell/>
          <table:table-cell table:formula="of:=SEARCH(&quot; &quot;;[.H30];1)" office:value-type="float" office:value="3">
            <text:p>3</text:p>
          </table:table-cell>
          <table:table-cell table:formula="of:=SEARCH(&quot; &quot;;[.H30];[.F30]+1)" office:value-type="float" office:value="9">
            <text:p>9</text:p>
          </table:table-cell>
          <table:table-cell table:style-name="ce21" office:value-type="string">
            <text:p>30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31];[.F31]-1)" office:value-type="string" office:string-value="31">
            <text:p>31</text:p>
          </table:table-cell>
          <table:table-cell office:value-type="string">
            <text:p>pas</text:p>
          </table:table-cell>
          <table:table-cell table:formula="of:=TRIM([.D31])" office:value-type="string" office:string-value="PHASE">
            <text:p>PHASE</text:p>
          </table:table-cell>
          <table:table-cell table:formula="of:=MID([.H31];[.F31];[.G31]-[.F31])" office:value-type="string" office:string-value=" PHASE">
            <text:p><text:s/>PHASE</text:p>
          </table:table-cell>
          <table:table-cell/>
          <table:table-cell table:formula="of:=SEARCH(&quot; &quot;;[.H31];1)" office:value-type="float" office:value="3">
            <text:p>3</text:p>
          </table:table-cell>
          <table:table-cell table:formula="of:=SEARCH(&quot; &quot;;[.H31];[.F31]+1)" office:value-type="float" office:value="9">
            <text:p>9</text:p>
          </table:table-cell>
          <table:table-cell table:style-name="ce21" office:value-type="string">
            <text:p>31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32];[.F32]-1)" office:value-type="string" office:string-value="32">
            <text:p>32</text:p>
          </table:table-cell>
          <table:table-cell office:value-type="string">
            <text:p>pwr</text:p>
          </table:table-cell>
          <table:table-cell table:formula="of:=TRIM([.D32])" office:value-type="string" office:string-value="PGND">
            <text:p>PGND</text:p>
          </table:table-cell>
          <table:table-cell table:formula="of:=MID([.H32];[.F32];[.G32]-[.F32])" office:value-type="string" office:string-value=" PGND">
            <text:p><text:s/>PGND</text:p>
          </table:table-cell>
          <table:table-cell/>
          <table:table-cell table:formula="of:=SEARCH(&quot; &quot;;[.H32];1)" office:value-type="float" office:value="3">
            <text:p>3</text:p>
          </table:table-cell>
          <table:table-cell table:formula="of:=SEARCH(&quot; &quot;;[.H32];[.F32]+1)" office:value-type="float" office:value="8">
            <text:p>8</text:p>
          </table:table-cell>
          <table:table-cell table:style-name="ce21" office:value-type="string">
            <text:p>32 PGND Power ground. Connection to source of integrated low-side power MOSFET. On PCB layout, connect to ground</text:p>
          </table:table-cell>
        </table:table-row>
        <table:table-row table:style-name="ro1">
          <table:table-cell table:formula="of:=LEFT([.H33];[.F33]-1)" office:value-type="string" office:string-value="33">
            <text:p>33</text:p>
          </table:table-cell>
          <table:table-cell office:value-type="string">
            <text:p>pwr</text:p>
          </table:table-cell>
          <table:table-cell table:formula="of:=TRIM([.D33])" office:value-type="string" office:string-value="PGND">
            <text:p>PGND</text:p>
          </table:table-cell>
          <table:table-cell table:formula="of:=MID([.H33];[.F33];[.G33]-[.F33])" office:value-type="string" office:string-value=" PGND">
            <text:p><text:s/>PGND</text:p>
          </table:table-cell>
          <table:table-cell/>
          <table:table-cell table:formula="of:=SEARCH(&quot; &quot;;[.H33];1)" office:value-type="float" office:value="3">
            <text:p>3</text:p>
          </table:table-cell>
          <table:table-cell table:formula="of:=SEARCH(&quot; &quot;;[.H33];[.F33]+1)" office:value-type="float" office:value="8">
            <text:p>8</text:p>
          </table:table-cell>
          <table:table-cell table:style-name="ce21" office:value-type="string">
            <text:p>33 PGND Power ground. Connection to source of integrated low-side power MOSFET. On PCB layout, connect to ground</text:p>
          </table:table-cell>
        </table:table-row>
        <table:table-row table:style-name="ro1">
          <table:table-cell table:formula="of:=LEFT([.H34];[.F34]-1)" office:value-type="string" office:string-value="34">
            <text:p>34</text:p>
          </table:table-cell>
          <table:table-cell office:value-type="string">
            <text:p>pwr</text:p>
          </table:table-cell>
          <table:table-cell table:formula="of:=TRIM([.D34])" office:value-type="string" office:string-value="PGND">
            <text:p>PGND</text:p>
          </table:table-cell>
          <table:table-cell table:formula="of:=MID([.H34];[.F34];[.G34]-[.F34])" office:value-type="string" office:string-value=" PGND">
            <text:p><text:s/>PGND</text:p>
          </table:table-cell>
          <table:table-cell/>
          <table:table-cell table:formula="of:=SEARCH(&quot; &quot;;[.H34];1)" office:value-type="float" office:value="3">
            <text:p>3</text:p>
          </table:table-cell>
          <table:table-cell table:formula="of:=SEARCH(&quot; &quot;;[.H34];[.F34]+1)" office:value-type="float" office:value="8">
            <text:p>8</text:p>
          </table:table-cell>
          <table:table-cell table:style-name="ce21" office:value-type="string">
            <text:p>34 PGND Power ground. Connection to source of integrated low-side power MOSFET. On PCB layout, connect to ground</text:p>
          </table:table-cell>
        </table:table-row>
        <table:table-row table:style-name="ro1">
          <table:table-cell office:value-type="string">
            <text:p>EP</text:p>
          </table:table-cell>
          <table:table-cell office:value-type="string">
            <text:p>pwr</text:p>
          </table:table-cell>
          <table:table-cell table:formula="of:=TRIM([.D35])" office:value-type="string" office:string-value="PGND">
            <text:p>PGND</text:p>
          </table:table-cell>
          <table:table-cell office:value-type="string">
            <text:p>PGND</text:p>
          </table:table-cell>
          <table:table-cell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0-21T00:22:17</dc:date>
    <dc:language>de-DE</dc:language>
    <meta:editing-cycles>31</meta:editing-cycles>
    <meta:editing-duration>PT5H20M52S</meta:editing-duration>
    <meta:document-statistic meta:table-count="3" meta:cell-count="852" meta:object-count="0"/>
    <meta:user-defined meta:name="Info 1"/>
    <meta:user-defined meta:name="Info 2"/>
    <meta:user-defined meta:name="Info 3"/>
    <meta:user-defined meta:name="Info 4"/>
  </office:meta>
</office:document-meta>
</file>